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Fakt &amp; Ansicht</text:span></text:h>
      <text:p text:style-name="P1">Falsche Floskeln, Fehlinformationen.<text:line-break/>Menschen, die lügen, oft nur Halbwissen aufgenommen.<text:line-break/>Gefährliches Fischen im Trüben.<text:line-break/>Meinung bildet sich...<text:line-break/></text:p>
      <text:p text:style-name="P1">Aber Vorsicht mit dem, was dir ‘n Trottel<text:line-break/>Im Gewand eines Denkers verspricht.<text:line-break/>Kann nämlich sein, dass sie sich einreihen...<text:line-break/>Standpunkte vertreten in<text:line-break/>Schwarz oder Weiß.<text:line-break/>Doch viel mehr gibt’s für sie nicht...<text:line-break/></text:p>
      <text:p text:style-name="P1">Hab’ gelernt, mich anzupassen,<text:line-break/>Anstatt vor mir und anderen gewissermaßen Hosen runterzulassen.<text:line-break/>Mich zu verstellen, um anderen zu gefallen.<text:line-break/>Nicht bei allen...<text:line-break/></text:p>
      <text:p text:style-name="P1">Jedoch genug, um zu begreifen, warum mich keiner so wirklich kennt.<text:line-break/>Stets bemüht, um nicht aufzufallen...<text:line-break/></text:p>
      <text:p text:style-name="P1">Das ist Real Rap.<text:line-break/>Zählt ist nur, was in mir und in dir steckt.<text:line-break/>Wissen es nicht besser, Rapper...<text:line-break/></text:p>
      <text:p text:style-name="P1">Machen härter, doch wanken nach einem Treffer.<text:line-break/>Randbesetzer, Erstklässler im Kurs für Rap-Ästhetik </text:p>
      <text:p text:style-name="P1">diverser Lyrikfächer.<text:line-break/></text:p>
      <text:p text:style-name="P1">Aber Tief-Gewässer<text:line-break/>Sind standfester...<text:line-break/></text:p>
      <text:p text:style-name="P1">Bahnbrechender und<text:line-break/>Klangechter...<text:line-break/></text:p>
      <text:p text:style-name="P1">Sind Verfechter ihrer Meinung, Rechtssprecher<text:line-break/>Eigener Leistung.<text:line-break/>Treten wie Kometen nur selten<text:line-break/>In Erscheinung.<text:line-break/>Doch sei’s drum.<text:line-break/></text:p>
      <text:p text:style-name="P1"><text:soft-page-break/>Viele Menschen<text:line-break/>Bauen Mauern auf...<text:line-break/>Rennen getrieben im Dauerlauf,<text:line-break/></text:p>
      <text:p text:style-name="P1">Um sich unverwundbar zu machen,<text:line-break/>Sich von zerstörerischem Umfeld nicht verletzen zu lassen.<text:line-break/></text:p>
      <text:p text:style-name="P1">Der Prozess eines Freidenkenden Individuums<text:line-break/>Heißt wiederum,<text:line-break/>Scheiße aufzunehmen,<text:line-break/>Diese dann Schritt für Schritt zu widerlegen,<text:line-break/>Sich selbst mit wehtuender Ehrlichkeit zu begegnen.<text:line-break/></text:p>
      <text:p text:style-name="P1">Das mein’ ich ernst. Belehren mich </text:p>
      <text:p text:style-name="P1">eines Besseren...<text:line-break/></text:p>
      <text:p text:style-name="P1">Doch auch wenn, lässt es mich keinesfalls den<text:line-break/>Rest verdräng’. </text:p>
      <text:p text:style-name="P1">Grässlich, wenn...<text:line-break/></text:p>
      <text:p text:style-name="P1">Frauen vorm Spiegel stehen, nur Kilos seh’n,<text:line-break/>Augen verdrehen, kotzen geh’n<text:line-break/>Und sich hässlich nennen.<text:line-break/>Gesellschaftstrends<text:line-break/>Wie...<text:line-break/></text:p>
      <text:p text:style-name="P1">Abzappeln auf Pappen<text:line-break/>Im Club mit verklatschten<text:line-break/>Kackbratzen...<text:line-break/></text:p>
      <text:p text:style-name="P1">Männer, die rumhuren<text:line-break/>Mit Frau zuhaus’,<text:line-break/>Buttfucken<text:line-break/>Und sich dann wundern<text:line-break/>Über<text:line-break/>Genitalpilz und<text:line-break/>Sackratten.<text:line-break/></text:p>
      <text:p text:style-name="P1">Ausdrucksweise kryptisch,<text:line-break/>Doch laut wie leise nützlich...<text:line-break/>Reine Textstrukturen.<text:line-break/>Feine Konturen.</text:p>
      <text:p text:style-name="P1"><text:soft-page-break/>Stück für Stück<text:line-break/>Gehauen<text:line-break/>Wie Steinmetz-Skulpturen.<text:line-break/>Setz’ Figuren,<text:line-break/></text:p>
      <text:p text:style-name="P1">Verrücke Silben,<text:line-break/>Relaxt auf Spuren.<text:line-break/>Komplex Wie ein Gesetzentwurf </text:p>
      <text:p text:style-name="P1">oder Kurven Von flexiblen,<text:line-break/>Gestiegenen Wechselkursen<text:line-break/>Diverser...<text:line-break/>Digital-Währung<text:line-break/>Im Netz zu suchen.<text:line-break/>Keine...<text:line-break/></text:p>
      <text:p text:style-name="P1">Einzige<text:line-break/>Verpeilte,<text:line-break/>Langweilige<text:line-break/>Bauernweisheit dabei.<text:line-break/>Bleib frei in vielerlei Hinsicht.<text:line-break/>Bin Teil...<text:line-break/></text:p>
      <text:p text:style-name="P1">Jedes einzelnen Rhymes.<text:line-break/>So flüssig<text:line-break/>Wie erhitztes Blei...<text:line-break/>Fühl’ mich in meinen Versen<text:line-break/>Frei.<text:line-break/>Ohne Konsum<text:line-break/>Oder Arznei.<text:line-break/>Trotzdem high vom Detail.<text:line-break/></text:p>
      <text:p text:style-name="P1">Seh’ beim Schreiben die Lücke zwischen den Zeilen.<text:line-break/>Trotzdem on Beat.<text:line-break/></text:p>
      <text:p text:style-name="P1">Bearbeite mit schwingendem Hammer<text:line-break/>Wie vom Schmied. </text:p>
      <text:p text:style-name="P1">Noch heiß...<text:line-break/>Schweiß... Beats mit unverkennbaren Rhymes<text:line-break/>Untrennbar vere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50:17.71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30" meta:word-count="356" meta:character-count="2584"/>
  </office:meta>
</office:document-meta>
</file>